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Ética na Área Científica</text:p>
          </draw:text-box>
        </draw:frame>
        <draw:frame presentation:style-name="pr2" draw:layer="layout" svg:width="25.199cm" svg:height="12.178cm" svg:x="1.4cm" svg:y="4.914cm" presentation:class="subtitle">
          <draw:text-box>
            <text:p>Alunos: Edson Lemes da Silva</text:p>
            <text:p>Lucas Cezar Parnoff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mario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Dividido em 4 partes</text:p>
              </text:list-item>
              <text:list-item>
                <text:p>Introdução</text:p>
              </text:list-item>
              <text:list-item>
                <text:p>Conteúdo</text:p>
              </text:list-item>
              <text:list-item>
                <text:p>Conclusão</text:p>
              </text:list-item>
              <text:list-item>
                <text:p>Relato dos alun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O que é ética?</text:p>
                <text:p/>
              </text:list-item>
              <text:list-item>
                <text:p>Quando ela foi criada?</text:p>
                <text:p/>
              </text:list-item>
              <text:list-item>
                <text:p>O que é a área científica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Por que é necessário a ética na área científica?</text:p>
                <text:p/>
                <text:p/>
              </text:list-item>
              <text:list-item>
                <text:p>O que ajuda as pessoas se nós somos ético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Qualidades de uma pessoa que é ética</text:p>
                <text:p/>
              </text:list-item>
              <text:list-item>
                <text:p>Problemas que as pessoas podem enfrentar pela falta de étic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ã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Ser ético é melhor para todas as pessoas?</text:p>
                <text:p/>
                <text:p/>
              </text:list-item>
              <text:list-item>
                <text:p>É melhor ser ético ou não ser ético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lato do Alun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Conteúdo</text:p>
                <text:p/>
              </text:list-item>
              <text:list-item>
                <text:p>Dificuldades</text:p>
                <text:p/>
              </text:list-item>
              <text:list-item>
                <text:p>Aproveitament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/>
                <text:p/>
                <text:p text:style-name="P1"><text:span text:style-name="T1"><text:s/></text:span><text:span text:style-name="T1">Agradecemos a todos pela colaboração.</text:span></text:p>
                <text:p text:style-name="P1"><text:span text:style-name="T2">Referencias junto ao pdf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7T19:09:54.816086742</meta:creation-date>
    <dc:date>2014-06-17T19:39:58.240827533</dc:date>
    <meta:editing-duration>PT11M36S</meta:editing-duration>
    <meta:editing-cycles>1</meta:editing-cycles>
    <meta:document-statistic meta:object-count="53"/>
    <meta:generator>LibreOffice/4.2.3.3$Linux_x86 LibreOffice_project/420m0$Build-3</meta:generator>
  </office:meta>
</office:document-meta>
</file>